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8f5ec" officeooo:paragraph-rsid="0018f5ec"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fo:font-weight="bold" officeooo:rsid="0018f5ec" officeooo:paragraph-rsid="0018f5ec"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5pt" fo:font-weight="bold" officeooo:rsid="0018f5ec" officeooo:paragraph-rsid="0018f5ec"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2pt" fo:font-weight="bold" officeooo:rsid="0018f5ec" officeooo:paragraph-rsid="0018f5ec" style:font-size-asian="12pt" style:font-weight-asian="bold" style:font-size-complex="12pt" style:font-weight-complex="bold"/>
    </style:style>
    <style:style style:name="P5" style:family="paragraph" style:parent-style-name="Standard">
      <style:text-properties officeooo:rsid="0018f5ec" officeooo:paragraph-rsid="0018f5ec"/>
    </style:style>
    <style:style style:name="P6" style:family="paragraph" style:parent-style-name="Standard">
      <style:text-properties officeooo:rsid="0018f5ec" officeooo:paragraph-rsid="0019bf38"/>
    </style:style>
    <style:style style:name="P7" style:family="paragraph" style:parent-style-name="Standard">
      <style:paragraph-properties fo:text-align="justify" style:justify-single-word="false"/>
      <style:text-properties officeooo:rsid="0018f5ec" officeooo:paragraph-rsid="0019bf38"/>
    </style:style>
    <style:style style:name="P8" style:family="paragraph" style:parent-style-name="Standard">
      <style:text-properties fo:font-weight="bold" officeooo:rsid="0018f5ec" officeooo:paragraph-rsid="0018f5ec" style:font-weight-asian="bold" style:font-weight-complex="bold"/>
    </style:style>
    <style:style style:name="T1" style:family="text">
      <style:text-properties officeooo:rsid="0019bf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APAY ZEKA</text:p>
      <text:p text:style-name="P2"/>
      <text:p text:style-name="P3">DÖNEM PROJESİ</text:p>
      <text:p text:style-name="P2"/>
      <text:p text:style-name="P4">KULLANIM KLAVUZU</text:p>
      <text:p text:style-name="P5"/>
      <text:p text:style-name="P5"/>
      <text:p text:style-name="P5"/>
      <text:p text:style-name="P8">Uygulanamanın Hazırlanması</text:p>
      <text:p text:style-name="P5"/>
      <text:p text:style-name="P5">- Uygulama, ruby programlama dili kullanılarak (verisyon 1.9.3) hazırlanmıştır.</text:p>
      <text:p text:style-name="P5"/>
      <text:p text:style-name="P5">- Hazırlanma ortamı ubuntu 12.10 olmak üzere tüm linux dağıtımlarında çalışabilecek şekilde ayarlanmıştır.</text:p>
      <text:p text:style-name="P5"/>
      <text:p text:style-name="P5">- Uygulama hazırlanırken yardımcı işlevler kullanılmıştır:</text:p>
      <text:p text:style-name="P5"><text:tab/>+ labirent oluşturucu theseus paketi</text:p>
      <text:p text:style-name="P5"><text:tab/>+ dosya işlemleri yapmak için fileutils paketi</text:p>
      <text:p text:style-name="P5"/>
      <text:p text:style-name="P6"><text:span text:style-name="T1">- Uygulama A* algoritması kullanarak gerçekleştirilmiştir.</text:span></text:p>
      <text:p text:style-name="P6"><text:span text:style-name="T1"/></text:p>
      <text:p text:style-name="P6"><text:span text:style-name="T1">- Uygulamanın çalışma şekli ile ilgili herşey kod üzerinde anlatılmıştır</text:span></text:p>
      <text:p text:style-name="P5"/>
      <text:p text:style-name="P5"/>
      <text:p text:style-name="P8">Gerekli Ortamın Hazırlanması</text:p>
      <text:p text:style-name="P5"/>
      <text:p text:style-name="P5"><text:tab/>$ sudo gem install theseus</text:p>
      <text:p text:style-name="P5"/>
      <text:p text:style-name="P5"/>
      <text:p text:style-name="P8">Uygulamanın Çalıştırılması</text:p>
      <text:p text:style-name="P5"/>
      <text:p text:style-name="P5"><text:tab/>$ ruby solver.rb</text:p>
      <text:p text:style-name="P5"/>
      <text:p text:style-name="P7"><text:span text:style-name="T1"><text:tab/>Uygulama çalıştırıldıktan sonra uygulama dizininde steps adında bir dizin oluşacaktır. Bu dizin içerisine labirent çözümü adım adım resmedilmiştir. Resimler üzerindeki yollar çeşitli renklerle renklendirilmiştir. Bu renklerin ve yolların ne anlama geldği kod içerisinde nedenleriyle birlikte açıklanmıştı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n eker</meta:initial-creator>
    <meta:creation-date>2013-01-10T23:18:47</meta:creation-date>
    <dc:date>2013-01-10T23:40:24</dc:date>
    <dc:creator>emin eker</dc:creator>
    <meta:editing-duration>P0D</meta:editing-duration>
    <meta:editing-cycles>2</meta:editing-cycles>
    <meta:generator>LibreOffice/3.6$Linux_X86_64 LibreOffice_project/360m1$Build-2</meta:generator>
    <meta:document-statistic meta:table-count="0" meta:image-count="0" meta:object-count="0" meta:page-count="1" meta:paragraph-count="16" meta:word-count="113" meta:character-count="927" meta:non-whitespace-character-count="825"/>
  </office:meta>
</office:document-meta>
</file>